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c29b" officeooo:paragraph-rsid="000ac29b"/>
    </style:style>
    <style:style style:name="P2" style:family="paragraph" style:parent-style-name="Standard">
      <style:text-properties officeooo:rsid="000ac29b" officeooo:paragraph-rsid="000ac29b"/>
    </style:style>
    <style:style style:name="P3" style:family="paragraph" style:parent-style-name="Standard">
      <style:paragraph-properties fo:text-align="end" style:justify-single-word="false" fo:padding="0.0193in" fo:border-left="none" fo:border-right="none" fo:border-top="none" fo:border-bottom="0.06pt solid #000000" style:shadow="none"/>
      <style:text-properties officeooo:rsid="000ac29b" officeooo:paragraph-rsid="000ac29b"/>
    </style:style>
    <style:style style:name="P4" style:family="paragraph" style:parent-style-name="Text_20_body">
      <style:paragraph-properties fo:text-align="end" style:justify-single-word="false" style:shadow="none"/>
      <style:text-properties officeooo:rsid="000ac29b" officeooo:paragraph-rsid="000ac29b"/>
    </style:style>
    <style:style style:name="P5" style:family="paragraph" style:parent-style-name="Heading_20_1">
      <style:text-properties officeooo:rsid="000ac29b" officeooo:paragraph-rsid="000ac29b"/>
    </style:style>
    <style:style style:name="P6" style:family="paragraph" style:parent-style-name="Text_20_body">
      <style:text-properties officeooo:rsid="000d4b1b" officeooo:paragraph-rsid="000d5193"/>
    </style:style>
    <style:style style:name="P7" style:family="paragraph" style:parent-style-name="Text_20_body">
      <style:text-properties officeooo:rsid="000d5193" officeooo:paragraph-rsid="000d5193"/>
    </style:style>
    <style:style style:name="P8" style:family="paragraph" style:parent-style-name="Text_20_body">
      <style:text-properties officeooo:rsid="000e2234" officeooo:paragraph-rsid="000e2234"/>
    </style:style>
    <style:style style:name="P9" style:family="paragraph" style:parent-style-name="Text_20_body">
      <style:text-properties officeooo:rsid="0011c682" officeooo:paragraph-rsid="0011c682"/>
    </style:style>
    <style:style style:name="P10" style:family="paragraph" style:parent-style-name="Text_20_body">
      <style:text-properties officeooo:rsid="0013a669" officeooo:paragraph-rsid="0013a669"/>
    </style:style>
    <style:style style:name="P11" style:family="paragraph" style:parent-style-name="Text_20_body">
      <style:text-properties officeooo:rsid="0014781c" officeooo:paragraph-rsid="0014781c"/>
    </style:style>
    <style:style style:name="T1" style:family="text">
      <style:text-properties officeooo:rsid="000d4b1b"/>
    </style:style>
    <style:style style:name="T2" style:family="text">
      <style:text-properties officeooo:rsid="000d5193"/>
    </style:style>
    <style:style style:name="T3" style:family="text">
      <style:text-properties officeooo:rsid="000f0bf5"/>
    </style:style>
    <style:style style:name="T4" style:family="text">
      <style:text-properties officeooo:rsid="001478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Informe etapa I</text:p>
      <text:p text:style-name="Subtitle">Cumplimiento de estándares</text:p>
      <text:p text:style-name="Text_20_body"/>
      <text:h text:style-name="Heading_20_1" text:outline-level="1">Sección 1</text:h>
      <text:p text:style-name="P6"><text:span text:style-name="T2">V</text:span>alidación HTML:</text:p>
      <text:p text:style-name="P6"><text:span text:style-name="T2">Fue realizada</text:span> usando la herramienta de W3C, <text:a xlink:type="simple" xlink:href="https://validator.w3.org/" text:style-name="Internet_20_link" text:visited-style-name="Visited_20_Internet_20_Link">https://validator.w3.org/</text:a>, la cual no dio ningún error con los 3 archivos .html de la entrega 1. Sin embargo, el archivo login.html genero un warning:</text:p>
      <text:p text:style-name="P6"><text:span text:style-name="T2">-The type attribute is unnecessary for JavaScript resources.</text:span></text:p>
      <text:p text:style-name="P7">El warning fue corregido y subido.</text:p>
      <text:p text:style-name="P7"/>
      <text:p text:style-name="P7">Validación CSS:</text:p>
      <text:p text:style-name="P7">Fue realizada<text:span text:style-name="T1"> usando la herramienta de W3C, </text:span><text:a xlink:type="simple" xlink:href="http://jigsaw.w3.org/css-validator" text:style-name="Internet_20_link" text:visited-style-name="Visited_20_Internet_20_Link">http://jigsaw.w3.org/css-validator</text:a>,<text:span text:style-name="T1"> la cual no dio ningún error </text:span>con el .css.</text:p>
      <text:p text:style-name="P7"/>
      <text:p text:style-name="P7">Validación de accesibilidad:</text:p>
      <text:p text:style-name="P8">Para verificar la accesibilidad de nuestro sitio, fue usada la herramienta <text:a xlink:type="simple" xlink:href="https://achecker.ca/checker/index.php" text:style-name="Internet_20_link" text:visited-style-name="Visited_20_Internet_20_Link">https://achecker.ca/checker/index.php</text:a>, con <text:span text:style-name="T3">las 3 paginas. </text:span></text:p>
      <text:p text:style-name="P9">Los errores fueron, en las paginas index.html y administracion.html, que faltaron labels a los inputs. <text:s/></text:p>
      <text:p text:style-name="P10"><text:span text:style-name="T4">Fueron corregidos algunos casos, pero n</text:span>o supimos bien como agregarlo en el caso del boton de <text:span text:style-name="T4">busqueda y en el caso del select.</text:span></text:p>
      <text:h text:style-name="Heading_20_2" text:outline-level="2">Sección 1.1 </text:h>
      <text:p text:style-name="P11">Los problemas no resueltos fueron 2 casos especificos de accesibilidad, ambos del mismo tipo; la falta de labels. El primer caso es el boton de submit de la busqueda, y el otro es el select de administracion.</text:p>
      <text:h text:style-name="P5" text:outline-level="1">Conclusiones</text:h>
      <text:p text:style-name="P11">Los estandares fueron cumplidos en su mayori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ac29b" officeooo:paragraph-rsid="000ac29b"/>
    </style:style>
    <style:style style:name="MP2" style:family="paragraph" style:parent-style-name="Standard">
      <style:paragraph-properties fo:text-align="end" style:justify-single-word="false" fo:padding="0.0193in" fo:border-left="none" fo:border-right="none" fo:border-top="none" fo:border-bottom="0.06pt solid #000000" style:shadow="none"/>
      <style:text-properties officeooo:rsid="000ac29b" officeooo:paragraph-rsid="000ac29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de Software </text:p>
        <text:p text:style-name="MP2">Cursada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20:55.973547773</meta:creation-date>
    <dc:date>2018-09-17T02:17:56.220000000</dc:date>
    <meta:editing-duration>PT33M16S</meta:editing-duration>
    <meta:editing-cycles>4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9" meta:word-count="183" meta:character-count="1191" meta:non-whitespace-character-count="1022"/>
  </office:meta>
</office:document-meta>
</file>